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77d1" officeooo:paragraph-rsid="001977d1"/>
    </style:style>
    <style:style style:name="P2" style:family="paragraph" style:parent-style-name="Standard">
      <style:text-properties fo:font-size="18pt" officeooo:rsid="001977d1" officeooo:paragraph-rsid="001977d1" style:font-size-asian="18pt" style:font-size-complex="18pt"/>
    </style:style>
    <style:style style:name="P3" style:family="paragraph" style:parent-style-name="Standard">
      <style:text-properties officeooo:rsid="0021adb5" officeooo:paragraph-rsid="0021adb5"/>
    </style:style>
    <style:style style:name="P4" style:family="paragraph" style:parent-style-name="Standard">
      <style:text-properties officeooo:rsid="00236024" officeooo:paragraph-rsid="00236024"/>
    </style:style>
    <style:style style:name="P5" style:family="paragraph" style:parent-style-name="Standard">
      <style:text-properties officeooo:rsid="0024899c" officeooo:paragraph-rsid="0024899c"/>
    </style:style>
    <style:style style:name="P6" style:family="paragraph" style:parent-style-name="Standard">
      <style:text-properties officeooo:rsid="0024ae93" officeooo:paragraph-rsid="0024ae93"/>
    </style:style>
    <style:style style:name="P7" style:family="paragraph" style:parent-style-name="Standard">
      <style:text-properties officeooo:rsid="0024899c" officeooo:paragraph-rsid="0024899c"/>
    </style:style>
    <style:style style:name="P8" style:family="paragraph" style:parent-style-name="Standard">
      <style:text-properties officeooo:rsid="0024bc49" officeooo:paragraph-rsid="0024bc49"/>
    </style:style>
    <style:style style:name="T1" style:family="text">
      <style:text-properties officeooo:rsid="001a2800"/>
    </style:style>
    <style:style style:name="T2" style:family="text">
      <style:text-properties officeooo:rsid="001bbc73"/>
    </style:style>
    <style:style style:name="T3" style:family="text">
      <style:text-properties officeooo:rsid="001dad72"/>
    </style:style>
    <style:style style:name="T4" style:family="text">
      <style:text-properties officeooo:rsid="001ed4a7"/>
    </style:style>
    <style:style style:name="T5" style:family="text">
      <style:text-properties officeooo:rsid="0020db08"/>
    </style:style>
    <style:style style:name="T6" style:family="text">
      <style:text-properties officeooo:rsid="002360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m的使用：</text:p>
      <text:p text:style-name="P1"><text:tab/>vimtutor<text:tab/><text:tab/>vim教程</text:p>
      <text:p text:style-name="P1"><text:tab/>normal mode <text:s/>hjkl控制光标的上下左右</text:p>
      <text:p text:style-name="P1"><text:tab/>normal mode A　可以在行末插入内容</text:p>
      <text:p text:style-name="P1"><text:tab/><text:span text:style-name="T1">normal mode x<text:tab/>删除字符</text:span></text:p>
      <text:p text:style-name="P1"><text:tab/><text:span text:style-name="T2">normal mode dw　可以删除一个单词（光标需要在单词的第一个字母处）</text:span></text:p>
      <text:p text:style-name="P1"><text:tab/><text:span text:style-name="T3">normal mode d+n+w<text:tab/> <text:s/>可以删除多个单词（n为单词的数量）</text:span></text:p>
      <text:p text:style-name="P1"><text:tab/><text:span text:style-name="T2">normal mode d$<text:tab/><text:tab/>可以删除一行内容（光标需要在行首）</text:span></text:p>
      <text:p text:style-name="P1"><text:tab/><text:span text:style-name="T2">normal mode 0<text:tab/><text:tab/>可以回到行首</text:span></text:p>
      <text:p text:style-name="P1"><text:tab/><text:span text:style-name="T3">normal mode $<text:tab/><text:tab/>可以回到行末</text:span></text:p>
      <text:p text:style-name="P1"><text:tab/><text:span text:style-name="T3">normal mode w<text:tab/><text:tab/>可以使光标向前移动一个单词的位置</text:span></text:p>
      <text:p text:style-name="P1"><text:tab/><text:span text:style-name="T4">normal mode n+dd<text:tab/>可以删除多行内容（n为需要删除的行数）</text:span></text:p>
      <text:p text:style-name="P1"><text:tab/><text:span text:style-name="T5">normal mode u<text:tab/><text:tab/>可以撤销</text:span></text:p>
      <text:p text:style-name="P3"><text:tab/>commend mode :set number <text:tab/>可以显示行号</text:p>
      <text:p text:style-name="P3"><text:tab/><text:span text:style-name="T6">normal mode dd　可以删除一行，同时若想复制此行normal mode+p即可</text:span></text:p>
      <text:p text:style-name="P3"><text:tab/><text:span text:style-name="T6">normal mode r<text:tab/>选定光标位置的字母　然后可以用键盘上的其它字母替换</text:span></text:p>
      <text:p text:style-name="P3"><text:tab/><text:span text:style-name="T6">normal mode ce<text:tab/>可以删除单词并且转换为insert mode</text:span></text:p>
      <text:p text:style-name="P4">lesson 3.4</text:p>
      <text:p text:style-name="P4"/>
      <text:p text:style-name="P4"/>
      <text:p text:style-name="P5">命令行模式下：</text:p>
      <text:p text:style-name="P5"><text:tab/>cp+新文件名　可以在一个窗口中打开两个文件　按ctrl+w+(上或下箭头)可以进行文件之间的切换</text:p>
      <text:p text:style-name="P6">wqa(all)可以对所有文件进行保存</text:p>
      <text:p text:style-name="P5">命令行模式下：</text:p>
      <text:p text:style-name="P5"><text:tab/>set nu或者set number可以打开行号</text:p>
      <text:p text:style-name="P5"><text:tab/>set nonu 或者set nonumber可以关闭行号</text:p>
      <text:p text:style-name="P5"/>
      <text:p text:style-name="P5"/>
      <text:p text:style-name="P8">ctrl+g可以显示文件名　总行数　位置<text:tab/><text:tab/></text:p>
      <text:p text:style-name="P8"><text:tab/>press G <text:tab/>to move the bottom of the file.</text:p>
      <text:p text:style-name="P8"><text:s text:c="7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19:13:08.725867062</meta:creation-date>
    <dc:date>2015-09-18T19:38:58.386629387</dc:date>
    <meta:editing-duration>PT9H8M16S</meta:editing-duration>
    <meta:editing-cycles>11</meta:editing-cycles>
    <meta:generator>LibreOffice/4.4.2.2$Linux_X86_64 LibreOffice_project/40m0$Build-2</meta:generator>
    <meta:document-statistic meta:table-count="0" meta:image-count="0" meta:object-count="0" meta:page-count="1" meta:paragraph-count="27" meta:word-count="360" meta:character-count="713" meta:non-whitespace-character-count="606"/>
  </office:meta>
</office:document-meta>
</file>